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cdb98" officeooo:paragraph-rsid="001cdb98"/>
    </style:style>
    <style:style style:name="P2" style:family="paragraph" style:parent-style-name="Text_20_body">
      <style:text-properties officeooo:rsid="001cdb98" officeooo:paragraph-rsid="001cdb98"/>
    </style:style>
    <style:style style:name="P3" style:family="paragraph" style:parent-style-name="Text_20_body">
      <style:text-properties officeooo:rsid="001d39ff" officeooo:paragraph-rsid="001d3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Pie</text:p>
      <text:p text:style-name="P2"/>
      <text:p text:style-name="P2">A long long time ago</text:p>
      <text:p text:style-name="P2">I can still remember how that music used to make me smile</text:p>
      <text:p text:style-name="P2">And I knew if I had my chance</text:p>
      <text:p text:style-name="P2">That I could make those people dance</text:p>
      <text:p text:style-name="P2">And maybe they'd be happy for a while</text:p>
      <text:p text:style-name="P2"/>
      <text:p text:style-name="P3">But feuary made me shiver</text:p>
      <text:p text:style-name="P3">With every paper I'd deliver</text:p>
      <text:p text:style-name="P3">Bad news on the door step</text:p>
      <text:p text:style-name="P3">I couldn't take one more step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8:27:47.153173413</meta:creation-date>
    <dc:date>2015-05-24T08:31:42.713788814</dc:date>
    <meta:editing-duration>PT3M5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64" meta:character-count="298" meta:non-whitespace-character-count="244"/>
  </office:meta>
</office:document-meta>
</file>